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30000007B4CE8FD2F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04cm" svg:x="0.249cm" svg:y="0.377cm">
          <draw:image xlink:href="Pictures/20000002000001530000007B4CE8FD2F.eps" xlink:type="simple" xlink:show="embed" xlink:actuate="onLoad">
            <text:p/>
          </draw:image>
        </draw:frame>
        <draw:frame draw:style-name="gr2" draw:text-style-name="P2" draw:layer="layout" svg:width="0.937cm" svg:height="0.911cm" svg:x="5.927cm" svg:y="2.58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1.731cm" svg:y="2.582cm">
          <draw:text-box>
            <text:p><text:span text:style-name="T1">(</text:span><text:span text:style-name="T2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0:53:25</dc:date>
    <dc:creator>kkk </dc:creator>
    <meta:editing-duration>PT15H40M58S</meta:editing-duration>
    <meta:editing-cycles>71</meta:editing-cycles>
    <meta:generator>LibreOffice/3.3$Linux LibreOffice_project/330m19$Build-401</meta:generator>
    <meta:document-statistic meta:object-count="3"/>
  </office:meta>
</office:document-meta>
</file>